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iddenHorzOCl" svg:font-family="HiddenHorzOCl" style:font-family-generic="roman" style:font-pitch="variable"/>
    <style:font-face style:name="OpenSymbol" style:font-charset="x-symbol" svg:font-family="OpenSymbol" style:font-family-generic="system"/>
    <style:font-face style:name="Xunta Sans" svg:font-family="Xunta Sans" style:font-family-generic="moder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western" style:master-page-name="MPF0" style:family="paragraph">
      <style:paragraph-properties fo:break-before="page" fo:text-align="end" fo:margin-top="0in"/>
      <style:text-properties style:font-name="Xunta Sans" style:font-name-asian="Calibri" style:use-window-font-color="true" style:language-asian="gl" style:country-asian="ES" fo:hyphenate="false"/>
    </style:style>
    <style:style style:name="P21" style:parent-style-name="western" style:family="paragraph">
      <style:paragraph-properties fo:text-align="justify" fo:margin-top="0in"/>
      <style:text-properties style:font-name="Xunta Sans" style:font-name-asian="Calibri" style:use-window-font-color="true" style:language-asian="gl" style:country-asian="ES" fo:hyphenate="false"/>
    </style:style>
    <style:style style:name="P22" style:parent-style-name="western" style:family="paragraph">
      <style:paragraph-properties fo:text-align="justify" fo:margin-top="0in"/>
      <style:text-properties style:font-name="Xunta Sans" style:font-name-asian="Calibri" style:use-window-font-color="true" style:language-asian="gl" style:country-asian="ES" fo:hyphenate="false"/>
    </style:style>
    <style:style style:name="P23" style:parent-style-name="western" style:family="paragraph">
      <style:paragraph-properties fo:text-align="justify" fo:margin-top="0in"/>
      <style:text-properties style:font-name="Xunta Sans" style:font-name-asian="Calibri" style:use-window-font-color="true" style:language-asian="gl" style:country-asian="ES" fo:hyphenate="false"/>
    </style:style>
    <style:style style:name="P24" style:parent-style-name="western" style:family="paragraph">
      <style:paragraph-properties fo:text-align="justify" fo:margin-top="0in"/>
      <style:text-properties fo:hyphenate="false"/>
    </style:style>
    <style:style style:name="T25" style:parent-style-name="Fuentedepárrafopredeter." style:family="text">
      <style:text-properties style:font-name="Xunta Sans" style:font-name-asian="Calibri" style:use-window-font-color="true" style:language-asian="gl" style:country-asian="ES"/>
    </style:style>
    <style:style style:name="T26" style:parent-style-name="Fuentedepárrafopredeter." style:family="text">
      <style:text-properties style:font-name="Xunta Sans" style:font-name-asian="Calibri" fo:font-weight="normal" style:font-weight-asian="normal" style:font-weight-complex="normal" style:use-window-font-color="true" style:language-asian="gl" style:country-asian="ES"/>
    </style:style>
    <style:style style:name="T27" style:parent-style-name="Fuentedepárrafopredeter." style:family="text">
      <style:text-properties style:font-name="Xunta Sans" style:font-name-asian="Calibri" fo:font-weight="normal" style:font-weight-asian="normal" style:font-weight-complex="normal" style:use-window-font-color="true" style:language-asian="gl" style:country-asian="ES"/>
    </style:style>
    <style:style style:name="P28" style:parent-style-name="Standard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/>
    </style:style>
    <style:style style:name="P29" style:parent-style-name="Standard" style:family="paragraph">
      <style:paragraph-properties fo:margin-bottom="0in" fo:line-height="100%"/>
    </style:style>
    <style:style style:name="T30" style:parent-style-name="Fuentedepárrafopredeter." style:family="text">
      <style:text-properties style:font-name="Xunta Sans" style:font-name-complex="Arial" fo:font-weight="bold" style:font-weight-asian="bold" style:font-weight-complex="bold" style:language-asian="gl" style:country-asian="ES"/>
    </style:style>
    <style:style style:name="T31" style:parent-style-name="Fuentedepárrafopredeter." style:family="text">
      <style:text-properties style:font-name="Xunta Sans" style:font-name-complex="Arial" style:language-asian="gl" style:country-asian="ES"/>
    </style:style>
    <style:style style:name="P32" style:parent-style-name="Standard" style:family="paragraph">
      <style:paragraph-properties fo:margin-bottom="0in" fo:line-height="100%"/>
    </style:style>
    <style:style style:name="P33" style:parent-style-name="Standard" style:family="paragraph">
      <style:paragraph-properties fo:margin-bottom="0in" fo:line-height="100%"/>
    </style:style>
    <style:style style:name="T34" style:parent-style-name="Fuentedepárrafopredeter." style:family="text">
      <style:text-properties style:font-name="Xunta Sans" style:font-name-complex="Arial" fo:font-weight="bold" style:font-weight-asian="bold" style:font-weight-complex="bold" style:language-asian="gl" style:country-asian="ES"/>
    </style:style>
    <style:style style:name="T35" style:parent-style-name="Fuentedepárrafopredeter." style:family="text">
      <style:text-properties style:font-name="Xunta Sans" style:font-name-complex="Arial" style:language-asian="gl" style:country-asian="ES"/>
    </style:style>
    <style:style style:name="P36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37" style:parent-style-name="Standard" style:family="paragraph">
      <style:paragraph-properties fo:text-align="end" fo:margin-bottom="0in"/>
      <style:text-properties style:font-name="Xunta Sans" style:font-name-complex="Arial" style:language-asian="gl" style:country-asian="ES"/>
    </style:style>
    <style:style style:name="P38" style:parent-style-name="Standard" style:family="paragraph">
      <style:paragraph-properties fo:text-align="justify" fo:line-height="150%"/>
      <style:text-properties style:font-name="Xunta Sans" style:font-name-complex="Arial" fo:font-weight="bold" style:font-weight-asian="bold" style:font-weight-complex="bold" style:language-asian="gl" style:country-asian="ES"/>
    </style:style>
    <style:style style:name="P39" style:parent-style-name="Textbodyuser" style:family="paragraph">
      <style:paragraph-properties fo:text-align="justify" fo:margin-bottom="0in" fo:line-height="115%"/>
      <style:text-properties fo:hyphenate="false"/>
    </style:style>
    <style:style style:name="T40" style:parent-style-name="Fuentedepárrafopredeter." style:family="text">
      <style:text-properties style:font-name="Xunta Sans" style:font-name-asian="Times New Roman" style:font-name-complex="Arial" fo:color="#00000A" style:language-asian="gl" style:country-asian="ES"/>
    </style:style>
    <style:style style:name="T41" style:parent-style-name="Fuentedepárrafopredeter." style:family="text">
      <style:text-properties style:font-name="Xunta Sans" style:font-name-asian="Times New Roman" style:font-name-complex="Arial" fo:color="#00000A" style:language-asian="gl" style:country-asian="ES"/>
    </style:style>
    <style:style style:name="P42" style:parent-style-name="Standard" style:family="paragraph">
      <style:paragraph-properties fo:text-align="justify" fo:margin-bottom="0in"/>
    </style:style>
    <style:style style:name="P43" style:parent-style-name="Standard" style:family="paragraph">
      <style:paragraph-properties fo:text-align="justify" fo:margin-top="0.0416in" fo:margin-bottom="0.0416in"/>
      <style:text-properties fo:hyphenate="false"/>
    </style:style>
    <style:style style:name="T44" style:parent-style-name="Fuentedepárrafopredeter." style:family="text">
      <style:text-properties style:font-name="Xunta Sans" style:language-asian="gl" style:country-asian="ES"/>
    </style:style>
    <style:style style:name="T45" style:parent-style-name="Fuentedepárrafopredeter." style:family="text">
      <style:text-properties style:font-name="Xunta Sans" style:language-asian="gl" style:country-asian="ES"/>
    </style:style>
    <style:style style:name="T46" style:parent-style-name="Fuentedepárrafopredeter." style:family="text">
      <style:text-properties style:font-name="Xunta Sans" style:font-name-asian="Times New Roman" fo:color="#00000A" style:language-asian="gl" style:country-asian="ES"/>
    </style:style>
    <style:style style:name="T47" style:parent-style-name="Fuentedepárrafopredeter." style:family="text">
      <style:text-properties style:font-name="Xunta Sans" style:font-name-asian="Times New Roman" fo:font-weight="bold" style:font-weight-asian="bold" fo:color="#00000A" style:language-asian="gl" style:country-asian="ES"/>
    </style:style>
    <style:style style:name="T48" style:parent-style-name="Fuentedepárrafopredeter." style:family="text">
      <style:text-properties style:font-name="Xunta Sans" style:font-name-asian="Times New Roman" fo:color="#00000A" style:language-asian="gl" style:country-asian="ES"/>
    </style:style>
    <style:style style:name="T49" style:parent-style-name="Fuentedepárrafopredeter." style:family="text">
      <style:text-properties style:font-name="Xunta Sans" style:font-name-asian="Times New Roman" fo:font-weight="bold" style:font-weight-asian="bold" fo:color="#00000A" style:language-asian="gl" style:country-asian="ES"/>
    </style:style>
    <style:style style:name="T50" style:parent-style-name="Fuentedepárrafopredeter." style:family="text">
      <style:text-properties style:font-name="Xunta Sans" style:font-name-asian="Times New Roman" fo:color="#00000A" style:language-asian="gl" style:country-asian="ES"/>
    </style:style>
    <style:style style:name="T51" style:parent-style-name="Fuentedepárrafopredeter." style:family="text">
      <style:text-properties style:font-name="Xunta Sans" style:font-name-asian="Times New Roman" fo:font-weight="bold" style:font-weight-asian="bold" style:font-weight-complex="bold" fo:color="#00000A" style:language-asian="gl" style:country-asian="ES"/>
    </style:style>
    <style:style style:name="T52" style:parent-style-name="Fuentedepárrafopredeter." style:family="text">
      <style:text-properties style:font-name="Xunta Sans" style:font-name-asian="Times New Roman" fo:color="#00000A" style:language-asian="gl" style:country-asian="ES"/>
    </style:style>
    <style:style style:name="P53" style:parent-style-name="Standard" style:family="paragraph">
      <style:paragraph-properties fo:text-align="justify" fo:margin-top="0.0416in" fo:margin-bottom="0.0416in"/>
      <style:text-properties style:font-name="Arial" style:font-name-complex="Arial" fo:font-size="6pt" style:font-size-asian="6pt" style:font-size-complex="6pt" fo:hyphenate="false"/>
    </style:style>
    <style:style style:name="TableColumn55" style:family="table-column">
      <style:table-column-properties style:column-width="2.7937in" style:use-optimal-column-width="false"/>
    </style:style>
    <style:style style:name="TableColumn56" style:family="table-column">
      <style:table-column-properties style:column-width="1.4166in" style:use-optimal-column-width="false"/>
    </style:style>
    <style:style style:name="TableColumn57" style:family="table-column">
      <style:table-column-properties style:column-width="0.9458in" style:use-optimal-column-width="false"/>
    </style:style>
    <style:style style:name="TableColumn58" style:family="table-column">
      <style:table-column-properties style:column-width="1.1659in" style:use-optimal-column-width="false"/>
    </style:style>
    <style:style style:name="Table54" style:family="table">
      <style:table-properties style:width="6.3222in" fo:margin-left="-0.1041in" table:align="left"/>
    </style:style>
    <style:style style:name="TableRow59" style:family="table-row">
      <style:table-row-properties style:min-row-height="0.1277in" style:use-optimal-row-height="false"/>
    </style:style>
    <style:style style:name="TableCell60" style:family="table-cell">
      <style:table-cell-properties fo:border-top="0.0069in solid #000000" fo:border-left="0.0069in solid #000000" fo:border-bottom="0.0069in solid #000000" fo:border-right="none" fo:background-color="#D9D9D9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top="0.0784in" fo:margin-bottom="0in"/>
    </style:style>
    <style:style style:name="T62" style:parent-style-name="Fuentedepárrafopredeter." style:family="text">
      <style:text-properties style:font-name="Xunta Sans" style:font-name-asian="Times New Roman" style:font-name-complex="Arial" fo:color="#00000A" fo:font-size="10pt" style:font-size-asian="10pt" style:font-size-complex="10pt" style:language-asian="gl" style:country-asian="ES"/>
    </style:style>
    <style:style style:name="TableCell63" style:family="table-cell">
      <style:table-cell-properties fo:border-top="0.0069in solid #000000" fo:border-left="0.0069in solid #000000" fo:border-bottom="0.0069in solid #000000" fo:border-right="none" fo:background-color="#D9D9D9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justify" fo:margin-top="0.0784in" fo:margin-bottom="0in"/>
    </style:style>
    <style:style style:name="T65" style:parent-style-name="Fuentedepárrafopredeter." style:family="text">
      <style:text-properties style:font-name="Xunta Sans" style:font-name-asian="Times New Roman" style:font-name-complex="Arial" fo:color="#00000A" fo:font-size="10pt" style:font-size-asian="10pt" style:font-size-complex="10pt" style:language-asian="gl" style:country-asian="ES"/>
    </style:style>
    <style:style style:name="TableCell66" style:family="table-cell">
      <style:table-cell-properties fo:border-top="0.0069in solid #000000" fo:border-left="0.0069in solid #000000" fo:border-bottom="0.0069in solid #000000" fo:border-right="none" fo:background-color="#D9D9D9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justify" fo:margin-top="0.0784in" fo:margin-bottom="0in"/>
    </style:style>
    <style:style style:name="T68" style:parent-style-name="Fuentedepárrafopredeter." style:family="text">
      <style:text-properties style:font-name="Xunta Sans" style:font-name-asian="Times New Roman" style:font-name-complex="Arial" fo:color="#00000A" fo:font-size="10pt" style:font-size-asian="10pt" style:font-size-complex="10pt" style:language-asian="gl" style:country-asian="ES"/>
    </style:style>
    <style:style style:name="TableCell6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justify" fo:margin-top="0.0784in" fo:margin-bottom="0in"/>
    </style:style>
    <style:style style:name="T71" style:parent-style-name="Fuentedepárrafopredeter." style:family="text">
      <style:text-properties style:font-name="Xunta Sans" style:font-name-asian="Times New Roman" style:font-name-complex="Arial" fo:color="#00000A" fo:font-size="10pt" style:font-size-asian="10pt" style:font-size-complex="10pt" style:language-asian="gl" style:country-asian="ES"/>
    </style:style>
    <style:style style:name="T72" style:parent-style-name="Fuentedepárrafopredeter." style:family="text">
      <style:text-properties style:font-name="Xunta Sans" style:font-name-asian="Times New Roman" style:font-name-complex="Arial" fo:color="#00000A" fo:font-size="10pt" style:font-size-asian="10pt" style:font-size-complex="10pt" style:language-asian="gl" style:country-asian="ES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top="0.0784in" fo:margin-bottom="0in"/>
      <style:text-properties style:font-name="Xunta Sans" style:font-name-asian="Times New Roman" style:font-name-complex="Arial" fo:font-weight="bold" style:font-weight-asian="bold" fo:color="#00000A" fo:font-size="10.5pt" style:font-size-asian="10.5pt" style:font-size-complex="10.5pt" style:language-asian="gl" style:country-asian="ES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top="0.0784in" fo:margin-bottom="0in"/>
      <style:text-properties style:font-name="Xunta Sans" style:font-name-asian="Times New Roman" style:font-name-complex="Arial" fo:font-weight="bold" style:font-weight-asian="bold" style:font-weight-complex="bold" fo:color="#00000A" fo:font-size="10pt" style:font-size-asian="10pt" style:font-size-complex="10pt" style:language-asian="gl" style:country-asian="ES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top="0.0784in" fo:margin-bottom="0in"/>
      <style:text-properties style:font-name="Xunta Sans" style:font-name-asian="Times New Roman" style:font-name-complex="Arial" fo:font-weight="bold" style:font-weight-asian="bold" style:font-weight-complex="bold" fo:color="#00000A" fo:font-size="10pt" style:font-size-asian="10pt" style:font-size-complex="10pt" style:language-asian="gl" style:country-asian="ES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top="0.0784in" fo:margin-bottom="0in"/>
      <style:text-properties style:font-name="Xunta Sans" style:font-name-asian="Times New Roman" style:font-name-complex="Arial" fo:font-weight="bold" style:font-weight-asian="bold" style:font-weight-complex="bold" fo:color="#00000A" fo:font-size="10pt" style:font-size-asian="10pt" style:font-size-complex="10pt" style:language-asian="gl" style:country-asian="ES"/>
    </style:style>
    <style:style style:name="P82" style:parent-style-name="Standard" style:family="paragraph">
      <style:paragraph-properties fo:text-align="justify" fo:margin-top="0.0416in" fo:margin-bottom="0.0416in"/>
      <style:text-properties style:font-name="Xunta Sans" style:font-name-complex="Arial" fo:hyphenate="false"/>
    </style:style>
    <style:style style:name="P83" style:parent-style-name="Standard" style:family="paragraph">
      <style:paragraph-properties fo:text-align="justify" fo:margin-top="0.0416in" fo:margin-bottom="0.0416in"/>
      <style:text-properties fo:hyphenate="false"/>
    </style:style>
    <style:style style:name="T84" style:parent-style-name="Fuentedepárrafopredeter." style:family="text">
      <style:text-properties style:font-name="Xunta Sans" style:font-name-complex="Arial"/>
    </style:style>
    <style:style style:name="T85" style:parent-style-name="Fuentedepárrafopredeter." style:family="text">
      <style:text-properties style:font-name="Xunta Sans" style:font-name-complex="Arial"/>
    </style:style>
    <style:style style:name="T86" style:parent-style-name="Fuentedepárrafopredeter." style:family="text">
      <style:text-properties style:font-name="Xunta Sans" style:font-name-complex="Arial" fo:font-weight="bold" style:font-weight-asian="bold"/>
    </style:style>
    <style:style style:name="T87" style:parent-style-name="Fuentedepárrafopredeter." style:family="text">
      <style:text-properties style:font-name="Xunta Sans" style:font-name-complex="Arial"/>
    </style:style>
    <style:style style:name="T88" style:parent-style-name="Fuentedepárrafopredeter." style:family="text">
      <style:text-properties style:font-name="Xunta Sans" style:font-name-complex="Arial" fo:font-weight="bold" style:font-weight-asian="bold"/>
    </style:style>
    <style:style style:name="T89" style:parent-style-name="Fuentedepárrafopredeter." style:family="text">
      <style:text-properties style:font-name="Xunta Sans" style:font-name-complex="Arial" fo:font-weight="bold" style:font-weight-asian="bold"/>
    </style:style>
    <style:style style:name="T90" style:parent-style-name="Fuentedepárrafopredeter." style:family="text">
      <style:text-properties style:font-name="Xunta Sans" style:font-name-complex="Arial"/>
    </style:style>
    <style:style style:name="T91" style:parent-style-name="Fuentedepárrafopredeter." style:family="text">
      <style:text-properties style:font-name="Xunta Sans" style:font-name-complex="Arial"/>
    </style:style>
    <style:style style:name="P92" style:parent-style-name="Standard" style:family="paragraph">
      <style:paragraph-properties fo:text-align="justify" fo:margin-top="0.0416in" fo:margin-bottom="0.0416in"/>
      <style:text-properties fo:hyphenate="false"/>
    </style:style>
    <style:style style:name="P93" style:parent-style-name="Standard" style:family="paragraph">
      <style:paragraph-properties fo:text-align="justify" fo:margin-top="0.0416in" fo:margin-bottom="0.0416in"/>
      <style:text-properties fo:hyphenate="false"/>
    </style:style>
    <style:style style:name="T94" style:parent-style-name="Fuentedepárrafopredeter." style:family="text">
      <style:text-properties style:font-name="Xunta Sans" style:font-name-complex="Arial"/>
    </style:style>
    <style:style style:name="P95" style:parent-style-name="Standard" style:family="paragraph">
      <style:paragraph-properties fo:text-align="justify" fo:margin-top="0.0416in" fo:margin-bottom="0.0416in"/>
      <style:text-properties style:font-name="Xunta Sans" style:font-name-complex="Arial" fo:hyphenate="false"/>
    </style:style>
    <style:style style:name="P96" style:parent-style-name="Standard" style:family="paragraph">
      <style:paragraph-properties fo:text-align="justify" fo:margin-top="0.0416in" fo:margin-bottom="0.0416in"/>
      <style:text-properties style:font-name="Xunta Sans" style:font-name-complex="Arial" fo:hyphenate="false"/>
    </style:style>
    <style:style style:name="P97" style:parent-style-name="western" style:family="paragraph">
      <style:paragraph-properties fo:text-align="justify" fo:margin-top="0.0416in" fo:margin-bottom="0.0416in"/>
      <style:text-properties fo:hyphenate="false"/>
    </style:style>
    <style:style style:name="T98" style:parent-style-name="Fuentedepárrafopredeter." style:family="text">
      <style:text-properties style:font-name="Xunta Sans" fo:font-weight="normal" style:font-weight-asian="normal" style:font-weight-complex="normal"/>
    </style:style>
    <style:style style:name="T99" style:parent-style-name="Fuentedepárrafopredeter." style:family="text">
      <style:text-properties style:font-name="Xunta Sans" fo:font-weight="normal" style:font-weight-asian="normal" style:font-weight-complex="normal"/>
    </style:style>
    <style:style style:name="P100" style:parent-style-name="western" style:family="paragraph">
      <style:paragraph-properties fo:text-align="justify" fo:margin-top="0.0416in" fo:margin-bottom="0.0416in"/>
      <style:text-properties fo:font-size="10.5pt" style:font-size-asian="10.5pt" style:font-size-complex="10.5pt" fo:hyphenate="false"/>
    </style:style>
    <style:style style:name="P101" style:parent-style-name="western" style:family="paragraph">
      <style:paragraph-properties fo:text-align="justify" fo:margin-top="0.0416in" fo:margin-bottom="0.0416in"/>
      <style:text-properties fo:hyphenate="false"/>
    </style:style>
    <style:style style:name="T102" style:parent-style-name="Fuentedepárrafopredeter." style:family="text">
      <style:text-properties style:font-name="Xunta Sans" fo:font-weight="normal" style:font-weight-asian="normal" style:font-weight-complex="normal"/>
    </style:style>
    <style:style style:name="T103" style:parent-style-name="Fuentedepárrafopredeter." style:family="text">
      <style:text-properties style:font-name="Xunta Sans" fo:font-weight="normal" style:font-weight-asian="normal" style:font-weight-complex="normal"/>
    </style:style>
    <style:style style:name="T104" style:parent-style-name="Fuentedepárrafopredeter." style:family="text">
      <style:text-properties style:font-name="Xunta Sans" fo:font-weight="normal" style:font-weight-asian="normal" style:font-weight-complex="normal" fo:font-style="italic" style:font-style-asian="italic" style:font-style-complex="italic"/>
    </style:style>
    <style:style style:name="T105" style:parent-style-name="Fuentedepárrafopredeter." style:family="text">
      <style:text-properties style:font-name="Xunta Sans" fo:font-weight="normal" style:font-weight-asian="normal" style:font-weight-complex="normal" fo:font-style="italic" style:font-style-asian="italic" style:font-style-complex="italic"/>
    </style:style>
    <style:style style:name="T106" style:parent-style-name="Fuentedepárrafopredeter." style:family="text">
      <style:text-properties style:font-name="Xunta Sans" fo:font-style="italic" style:font-style-asian="italic" style:font-style-complex="italic"/>
    </style:style>
    <style:style style:name="T107" style:parent-style-name="Fuentedepárrafopredeter." style:family="text">
      <style:text-properties style:font-name="Xunta Sans"/>
    </style:style>
    <style:style style:name="P108" style:parent-style-name="western" style:family="paragraph">
      <style:paragraph-properties fo:text-align="justify" fo:margin-top="0.0416in" fo:margin-bottom="0.0416in"/>
      <style:text-properties fo:hyphenate="false"/>
    </style:style>
    <style:style style:name="P109" style:parent-style-name="western" style:family="paragraph">
      <style:paragraph-properties fo:text-align="justify" fo:margin-top="0.0416in" fo:margin-bottom="0.0416in"/>
      <style:text-properties fo:hyphenate="false"/>
    </style:style>
    <style:style style:name="T110" style:parent-style-name="Fuentedepárrafopredeter." style:family="text">
      <style:text-properties style:font-name="Xunta Sans" fo:font-weight="normal" style:font-weight-asian="normal" style:font-weight-complex="normal"/>
    </style:style>
    <style:style style:name="T111" style:parent-style-name="Fuentedepárrafopredeter." style:family="text">
      <style:text-properties style:font-name="Xunta Sans" fo:font-style="italic" style:font-style-asian="italic" style:font-style-complex="italic"/>
    </style:style>
    <style:style style:name="T112" style:parent-style-name="Fuentedepárrafopredeter." style:family="text">
      <style:text-properties style:font-name="Xunta Sans" fo:font-style="italic" style:font-style-asian="italic" style:font-style-complex="italic"/>
    </style:style>
    <style:style style:name="T113" style:parent-style-name="Fuentedepárrafopredeter." style:family="text">
      <style:text-properties style:font-name="Xunta Sans" fo:font-weight="normal" style:font-weight-asian="normal" style:font-weight-complex="normal"/>
    </style:style>
    <style:style style:name="P114" style:parent-style-name="western" style:family="paragraph">
      <style:paragraph-properties fo:text-align="justify" fo:margin-top="0.0416in" fo:margin-bottom="0.0416in"/>
      <style:text-properties style:font-name="Xunta Sans" fo:font-weight="normal" style:font-weight-asian="normal" style:font-weight-complex="normal" fo:hyphenate="false"/>
    </style:style>
    <style:style style:name="P115" style:parent-style-name="Standard" style:family="paragraph">
      <style:paragraph-properties fo:text-align="justify" fo:margin-top="0.0416in" fo:margin-bottom="0.0416in"/>
      <style:text-properties style:font-name="Xunta Sans" style:font-name-complex="Arial" fo:hyphenate="false"/>
    </style:style>
    <style:style style:name="P116" style:parent-style-name="Standard" style:family="paragraph">
      <style:paragraph-properties fo:text-align="justify" fo:margin-top="0.0416in" fo:margin-bottom="0.0416in"/>
      <style:text-properties style:font-name="Xunta Sans" style:font-name-complex="Arial" fo:hyphenate="false"/>
    </style:style>
    <style:style style:name="P117" style:parent-style-name="Standard" style:family="paragraph">
      <style:paragraph-properties fo:text-align="justify" fo:margin-top="0.0416in" fo:margin-bottom="0.0416in"/>
      <style:text-properties fo:hyphenate="false"/>
    </style:style>
    <style:style style:name="T118" style:parent-style-name="Fuentedepárrafopredeter." style:family="text">
      <style:text-properties style:font-name="Xunta Sans" style:font-name-complex="Arial"/>
    </style:style>
    <style:style style:name="P119" style:parent-style-name="western" style:family="paragraph">
      <style:paragraph-properties fo:text-align="justify" fo:margin-top="0.0416in" fo:margin-bottom="0.0416in"/>
      <style:text-properties fo:hyphenate="false"/>
    </style:style>
    <style:style style:name="T120" style:parent-style-name="Fuentedepárrafopredeter." style:family="text">
      <style:text-properties style:font-name="Xunta Sans" fo:font-weight="normal" style:font-weight-asian="normal" style:font-weight-complex="normal" style:use-window-font-color="true" style:language-asian="gl" style:country-asian="ES"/>
    </style:style>
    <style:style style:name="T121" style:parent-style-name="Fuentedepárrafopredeter." style:family="text">
      <style:text-properties style:font-name="Xunta Sans" style:font-weight-complex="normal" style:use-window-font-color="true" style:language-asian="gl" style:country-asian="ES"/>
    </style:style>
    <style:style style:name="T122" style:parent-style-name="Fuentedepárrafopredeter." style:family="text">
      <style:text-properties style:font-name="Xunta Sans" fo:font-weight="normal" style:font-weight-asian="normal" style:font-weight-complex="normal" style:use-window-font-color="true" style:language-asian="gl" style:country-asian="ES"/>
    </style:style>
    <style:style style:name="T123" style:parent-style-name="Fuentedepárrafopredeter." style:family="text">
      <style:text-properties style:font-name="Xunta Sans" style:font-weight-complex="normal" style:use-window-font-color="true" style:language-asian="gl" style:country-asian="ES"/>
    </style:style>
    <style:style style:name="T124" style:parent-style-name="Fuentedepárrafopredeter." style:family="text">
      <style:text-properties style:font-name="Xunta Sans" fo:font-weight="normal" style:font-weight-asian="normal" style:font-weight-complex="normal" style:use-window-font-color="true" style:language-asian="gl" style:country-asian="ES"/>
    </style:style>
    <style:style style:name="T125" style:parent-style-name="Fuentedepárrafopredeter." style:family="text">
      <style:text-properties style:font-name="Xunta Sans" style:font-weight-complex="normal" style:use-window-font-color="true" style:language-asian="gl" style:country-asian="ES"/>
    </style:style>
    <style:style style:name="T126" style:parent-style-name="Fuentedepárrafopredeter." style:family="text">
      <style:text-properties style:font-name="Xunta Sans" fo:font-weight="normal" style:font-weight-asian="normal" style:font-weight-complex="normal" style:use-window-font-color="true" style:language-asian="gl" style:country-asian="ES"/>
    </style:style>
    <style:style style:name="T127" style:parent-style-name="Fuentedepárrafopredeter." style:family="text">
      <style:text-properties style:font-name="Xunta Sans" fo:font-weight="normal" style:font-weight-asian="normal" style:font-weight-complex="normal" style:use-window-font-color="true" style:language-asian="gl" style:country-asian="ES"/>
    </style:style>
    <style:style style:name="T128" style:parent-style-name="Fuentedepárrafopredeter." style:family="text">
      <style:text-properties style:font-name="Xunta Sans" style:font-name-asian="Calibri" fo:font-weight="normal" style:font-weight-asian="normal" style:font-weight-complex="normal" style:use-window-font-color="true" style:language-asian="gl" style:country-asian="ES"/>
    </style:style>
    <style:style style:name="T129" style:parent-style-name="Fuentedepárrafopredeter." style:family="text">
      <style:text-properties style:font-name="Xunta Sans" style:font-name-asian="Calibri" style:font-weight-complex="normal" style:use-window-font-color="true" style:language-asian="gl" style:country-asian="ES"/>
    </style:style>
    <style:style style:name="T130" style:parent-style-name="Fuentedepárrafopredeter." style:family="text">
      <style:text-properties style:font-name="Xunta Sans" style:font-name-asian="Calibri" fo:font-weight="normal" style:font-weight-asian="normal" style:font-weight-complex="normal" style:use-window-font-color="true" style:language-asian="gl" style:country-asian="ES"/>
    </style:style>
    <style:style style:name="T131" style:parent-style-name="Fuentedepárrafopredeter." style:family="text">
      <style:text-properties style:font-name="Xunta Sans" style:font-name-asian="Calibri" fo:font-weight="normal" style:font-weight-asian="normal" style:font-weight-complex="normal" style:use-window-font-color="true" style:language-asian="gl" style:country-asian="ES"/>
    </style:style>
    <style:style style:name="P132" style:parent-style-name="Standard" style:family="paragraph">
      <style:paragraph-properties fo:text-align="justify" fo:margin-bottom="0in" fo:line-height="100%"/>
      <style:text-properties style:font-name="Xunta Sans" style:font-name-complex="Arial" fo:hyphenate="false"/>
    </style:style>
    <style:style style:name="P133" style:parent-style-name="Standard" style:family="paragraph">
      <style:paragraph-properties fo:text-align="justify"/>
      <style:text-properties style:font-name="Xunta Sans" fo:hyphenate="false"/>
    </style:style>
    <style:style style:name="P134" style:parent-style-name="Standard" style:family="paragraph">
      <style:paragraph-properties fo:text-align="justify"/>
      <style:text-properties style:font-name="Xunta Sans" fo:hyphenate="false"/>
    </style:style>
    <style:style style:name="P135" style:parent-style-name="Standard" style:family="paragraph">
      <style:paragraph-properties fo:text-align="justify"/>
      <style:text-properties style:font-name="Xunta Sans" fo:hyphenate="false"/>
    </style:style>
    <style:style style:name="P136" style:parent-style-name="Standard" style:family="paragraph">
      <style:paragraph-properties fo:text-align="justify"/>
      <style:text-properties style:font-name="Xunta Sans" fo:hyphenate="false"/>
    </style:style>
    <style:style style:name="P137" style:parent-style-name="Standard" style:family="paragraph">
      <style:paragraph-properties fo:text-align="justify"/>
      <style:text-properties style:font-name="Xunta Sans" style:font-name-asian="Times New Roman" style:font-name-complex="Arial" fo:hyphenate="false"/>
    </style:style>
    <style:style style:name="P138" style:parent-style-name="Standard" style:family="paragraph">
      <style:paragraph-properties fo:text-align="justify"/>
      <style:text-properties style:font-name="Xunta Sans" style:font-name-asian="Times New Roman" style:font-name-complex="Arial" fo:hyphenate="false"/>
    </style:style>
    <style:style style:name="P139" style:parent-style-name="Standard" style:family="paragraph">
      <style:paragraph-properties fo:margin-bottom="0in"/>
    </style:style>
    <style:style style:name="T140" style:parent-style-name="Fuentedepárrafopredeter." style:family="text">
      <style:text-properties style:font-name="Xunta Sans" style:language-asian="es" style:country-asian="ES"/>
    </style:style>
    <style:style style:name="T141" style:parent-style-name="Fuentedepárrafopredeter." style:family="text">
      <style:text-properties style:font-name="Xunta Sans" style:language-asian="es" style:country-asian="ES"/>
    </style:style>
    <style:style style:name="P142" style:parent-style-name="Standard" style:family="paragraph">
      <style:paragraph-properties fo:margin-bottom="0in"/>
    </style:style>
    <style:style style:name="T143" style:parent-style-name="Fuentedepárrafopredeter." style:family="text">
      <style:text-properties style:font-name="Xunta Sans" style:language-asian="es" style:country-asian="ES"/>
    </style:style>
    <style:style style:name="P144" style:parent-style-name="Default" style:family="paragraph">
      <style:paragraph-properties fo:text-align="justify" fo:margin-bottom="0in"/>
      <style:text-properties style:font-name="Xunta Sans" style:font-name-asian="Times New Roman" style:font-name-complex="Arial" fo:font-size="11pt" style:font-size-asian="11pt" style:font-size-complex="11pt" fo:hyphenate="false"/>
    </style:style>
  </office:automatic-styles>
  <office:body>
    <office:text text:use-soft-page-breaks="true">
      <text:p text:style-name="P1">**beneficiario**</text:p>
      <text:p text:style-name="P21"/>
      <text:p text:style-name="P22">**numeroEX**</text:p>
      <text:p text:style-name="P23"/>
      <text:p text:style-name="P24"><text:span text:style-name="T25">Procedemento:</text:span><text:span text:style-name="T26"><text:s/>subvencións ao sector da hostalaría para a promoción da dixitalización e o márketing dixital, e se anuncia a súa convocatoria para o ano 2021 (código de<text:s/></text:span><text:span text:style-name="T27">procedemento TU503C).</text:span></text:p>
      <text:p text:style-name="P28"/>
      <text:p text:style-name="P29"><text:span text:style-name="T30">Expediente</text:span><text:span text:style-name="T31">:</text:span></text:p>
      <text:p text:style-name="P32"/>
      <text:p text:style-name="P33"><text:span text:style-name="T34">Asunto</text:span><text:span text:style-name="T35">: Resolución de minoración</text:span></text:p>
      <text:p text:style-name="P36"/>
      <text:p text:style-name="P37"/>
      <text:p text:style-name="P38">FEITOS</text:p>
      <text:p text:style-name="P39"><text:span text:style-name="T40">1. Por resolución da directora de Turismo de Galicia do 23 de setembro de 2021, (DOG, núm.185 do 24/09/2021), establecéronse as bases reguladoras para a concesión, en<text:s/></text:span><text:span text:style-name="T41">réxime de concorrencia non competitiva, de subvencións ao sector da hostalaría para a promoción da dixitalización e o márketing dixital, e se anuncia a súa convocatoria para o ano 2021 (código de procedemento TU503C).</text:span></text:p>
      <text:p text:style-name="P42"/>
      <text:p text:style-name="P43"><text:span text:style-name="T44">2. Por resolución do<text:s/></text:span><text:span text:style-name="T45">10/12/2021 a directora de Turismo de Galicia resolveu c</text:span><text:span text:style-name="T46">onceder a<text:s/></text:span><text:span text:style-name="T47">**beneficiario**</text:span><text:span text:style-name="T48"><text:s/>con NIF<text:s/></text:span><text:span text:style-name="T49">**NIF**</text:span><text:span text:style-name="T50"><text:s/></text:span><text:span text:style-name="T51"><text:s/></text:span><text:span text:style-name="T52">unha subvención para o proxecto solicitado de acordo coas seguintes condicións:</text:span></text:p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<text:span text:style-name="T62">Denominación proxecto</text:span></text:p>
          </table:table-cell>
          <table:table-cell table:style-name="TableCell63">
            <text:p text:style-name="P64"><text:span text:style-name="T65">Orzamento subvencionable</text:span></text:p>
          </table:table-cell>
          <table:table-cell table:style-name="TableCell66">
            <text:p text:style-name="P67"><text:span text:style-name="T68">Porcentaxe</text:span></text:p>
          </table:table-cell>
          <table:table-cell table:style-name="TableCell69">
            <text:p text:style-name="P70"><text:span text:style-name="T71">Subvención concedida (</text:span><text:span text:style-name="T72">ata un máx. De 15.000€)</text:span></text:p>
          </table:table-cell>
        </table:table-row>
        <table:table-row table:style-name="TableRow73">
          <table:table-cell table:style-name="TableCell74">
            <text:p text:style-name="P75">**proyecto**</text:p>
          </table:table-cell>
          <table:table-cell table:style-name="TableCell76">
            <text:p text:style-name="P77">**orzamento**</text:p>
          </table:table-cell>
          <table:table-cell table:style-name="TableCell78">
            <text:p text:style-name="P79">100%</text:p>
          </table:table-cell>
          <table:table-cell table:style-name="TableCell80">
            <text:p text:style-name="P81">**concedida**</text:p>
          </table:table-cell>
        </table:table-row>
      </table:table>
      <text:p text:style-name="P82"/>
      <text:p text:style-name="P83"><text:span text:style-name="T84">3. Unha vez rematado o prazo de xustificación establecido no artigo 19 da resolución de convocatoria, e ampliado por Resolución do 7 de decembro do 2021 (DOG 236 do<text:s/></text:span><text:span text:style-name="T85">10/1272021),<text:s/></text:span><text:span text:style-name="T86">**beneficiario**</text:span><text:span text:style-name="T87"><text:s/>solicita o pagamento da axuda. Na documentación achegada no período de xustificación observamos que completou unha xustificación axeitada de<text:s/></text:span><text:span text:style-name="T88">**justificado**</text:span><text:span text:style-name="T89"><text:s/></text:span><text:span text:style-name="T90">, inferior a solicitada no momento inicial <text:s/>e que non executa na súa totalidade o<text:s/></text:span><text:span text:style-name="T91">orzamento subvencionable.</text:span></text:p>
      <text:p text:style-name="P92"/>
      <text:soft-page-break/>
      <text:p text:style-name="P93"><text:span text:style-name="T94">4. Que BENEFICIARIO non executou na súa totalidade o investimento subvencionable <text:s/>polo que se lle notificou unha proposta de minoración da subvención <text:s/>concedida.</text:span></text:p>
      <text:p text:style-name="P95"/>
      <text:p text:style-name="P96">CONSIDERACIÓNS LEGAIS E TÉCNICAS</text:p>
      <text:p text:style-name="P97"><text:span text:style-name="T98">1. De conformidade co disposto no</text:span><text:span text:style-name="T99"><text:s/>artigo 10 das bases reguladoras, a Xerencia da Axencia Turismo de Galicia é o órgano competente para a instrución do procedemento e correspóndelle ditar esta resolución á persoa titular da Dirección da Axencia Turismo de Galicia.</text:span></text:p>
      <text:p text:style-name="P100"/>
      <text:p text:style-name="P101"><text:span text:style-name="T102">2. O artigo 19.2.d) das<text:s/></text:span><text:span text:style-name="T103">bases reguladoras indica: “</text:span><text:span text:style-name="T104">Os gastos xustificados deberán ter correspondencia clara coas partidas do orzamento aceptadas pola Axencia Turismo de Galicia na resolución de concesión da subvención e responder de xeito indubidable á natureza da actividade subv</text:span><text:span text:style-name="T105">encionada...<text:s/></text:span><text:span text:style-name="T106">O gasto subvencionable xustificado deberá coincidir coa resolución de concesión da subvención ou coas modificacións autorizadas</text:span><text:span text:style-name="T107">.”</text:span></text:p>
      <text:p text:style-name="P108"/>
      <text:p text:style-name="P109"><text:span text:style-name="T110">3. O artigo 20.1 das bases reguladoras sinala: “</text:span><text:span text:style-name="T111">Procederá a minoración da subvención concedida cando o gasto sub</text:span><text:span text:style-name="T112">vencionable realizado teña un custo inferior ao inicialmente previsto, e sempre que esta minoración, debidamente xustificada pola entidade beneficiaria, non supoña unha realización deficiente da actuación subvencionada</text:span><text:span text:style-name="T113">”.</text:span></text:p>
      <text:p text:style-name="P114"/>
      <text:p text:style-name="P115">De acordo con todo o<text:s/>indicado e revisada a documentación presentada, feitas todas as verificacións sobre a subvencionalidade dos gastos xustificados,</text:p>
      <text:p text:style-name="P116"/>
      <text:p text:style-name="P117"><text:span text:style-name="T118">RESOLVO:</text:span></text:p>
      <text:p text:style-name="P119"><text:span text:style-name="T120">A minoración da subvención concedida <text:s/>a<text:s/></text:span><text:span text:style-name="T121">**beneficiario**</text:span><text:span text:style-name="T122"><text:s/>con NIF<text:s/></text:span><text:span text:style-name="T123">**NIF**</text:span><text:span text:style-name="T124"><text:s/>por importe de<text:s/></text:span><text:span text:style-name="T125">**diferencia**</text:span><text:span text:style-name="T126">, tendo en conta que o<text:s/></text:span><text:span text:style-name="T127">gasto subvencionable realizado é inferior ó inicialmente previsto.<text:s/></text:span><text:span text:style-name="T128">Polo que a axuda definitiva ascende a<text:s/></text:span><text:span text:style-name="T129">**cuantia**</text:span><text:span text:style-name="T130"><text:s/></text:span><text:span text:style-name="T131">.</text:span></text:p>
      <text:p text:style-name="P132"/>
      <text:p text:style-name="P133">Esta resolución esgota a vía administrativa e contra ela poderá interpor recurso potestativo de reposición ante esta Axencia Turismo de Galicia no prazo dun mes contado a partir do día seguinte ao recibimento desta notificación, ou ben, directamente recurso contencioso-administrativo ante o xulgado Contencioso Administrativo de Santiago no prazo de dous meses a contar dende o día seguinte ao recibimento desta notificación, de conformidade co disposto nos artigos 8, 14 e 46 da Lei 29/1998, do 13 de xullo, reguladora da xurisdición contencioso-administrativa.</text:p>
      <text:p text:style-name="P134"/>
      <text:p text:style-name="P135">O que se lle notifica en cumprimento do establecido no artigo 40, da Lei 39/2015 de 1 de<text:s/>outubro de procedemento administrativo común das administracións públicas.</text:p>
      <text:p text:style-name="P136">Santiago de Compostela, data da sinatura dixital</text:p>
      <text:soft-page-break/>
      <text:p text:style-name="P137">A directora da Axencia Turismo de Galicia</text:p>
      <text:p text:style-name="P138">Mª. Nava Castro Domínguez <text:s text:c="3"/></text:p>
      <text:p text:style-name="P139"><text:span text:style-name="T140">P.A. (art. 19.6 Estatutos da Axencia Turismo de Galicia, ap</text:span><text:span text:style-name="T141">robados polo Decreto 196/2012, do 27 de setembro)</text:span></text:p>
      <text:p text:style-name="P142"><text:span text:style-name="T143">O xerente de Turismo de Galicia</text:span></text:p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iddenHorzOCl" svg:font-family="HiddenHorzOCl" style:font-family-generic="roman" style:font-pitch="variable"/>
    <style:font-face style:name="OpenSymbol" style:font-charset="x-symbol" svg:font-family="OpenSymbol" style:font-family-generic="system"/>
    <style:font-face style:name="Xunta Sans" svg:font-family="Xunta Sans" style:font-family-generic="moder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gl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western" style:display-name="western" style:family="paragraph" style:parent-style-name="Standard">
      <style:paragraph-properties fo:margin-top="0.1944in" fo:margin-bottom="0in"/>
      <style:text-properties style:font-name="Arial" style:font-name-asian="Arial" style:font-name-complex="Arial" fo:font-weight="bold" style:font-weight-asian="bold" style:font-weight-complex="bold" fo:color="#00000A" style:language-asian="zh" style:country-asian="CN" fo:hyphenate="true"/>
    </style:style>
    <style:style style:name="Standarduser" style:display-name="Standard (user)" style:family="paragraph">
      <style:text-properties fo:hyphenate="true"/>
    </style:style>
    <style:style style:name="Textbodyuser" style:display-name="Text body (user)" style:family="paragraph" style:parent-style-name="Standarduser">
      <style:paragraph-properties fo:margin-bottom="0.0972in" fo:line-height="120%"/>
      <style:text-properties fo:hyphenate="true"/>
    </style:style>
    <style:style style:name="Default" style:display-name="Default" style:family="paragraph">
      <style:paragraph-properties fo:widows="0" fo:orphans="0"/>
      <style:text-properties style:font-name="HiddenHorzOCl" style:font-name-asian="HiddenHorzOCl" style:font-name-complex="HiddenHorzOCl" fo:color="#000000" style:letter-kerning="true" fo:font-size="12pt" style:font-size-asian="12pt" style:font-size-complex="12pt" fo:language="es" fo:country="ES" style:language-asian="es" style:country-asian="ES" style:language-complex="hi" style:country-complex="IN" fo:hyphenate="tru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unknown" style:display-name="unknown" style:family="text" style:parent-style-name="Fuentedepárrafopredeter.">
      <style:text-properties fo:color="#FF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083in" fo:margin-left="1.2125in" fo:margin-bottom="0.3326in" fo:margin-right="0.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243in"/>
      </style:header-style>
      <style:footer-style>
        <style:header-footer-properties style:dynamic-spacing="true" fo:min-height="1.0215in"/>
      </style:footer-style>
    </style:page-layout>
    <style:style style:name="T2" style:parent-style-name="Fuentedepárrafopredeter." style:family="text">
      <style:text-properties style:font-name="Xunta Sans" fo:language="es" fo:country="ES" style:language-asian="es" style:country-asian="ES"/>
    </style:style>
    <style:style style:name="P3" style:parent-style-name="Encabezado" style:family="paragraph">
      <style:text-properties style:font-name="Xunta Sans"/>
    </style:style>
    <style:style style:name="P4" style:parent-style-name="Encabezado" style:family="paragraph">
      <style:paragraph-properties style:line-height-at-least="0.1666in"/>
      <style:text-properties style:font-name="Xunta Sans"/>
    </style:style>
    <style:style style:name="TableColumn6" style:family="table-column">
      <style:table-column-properties style:column-width="2.9965in" style:use-optimal-column-width="false"/>
    </style:style>
    <style:style style:name="TableColumn7" style:family="table-column">
      <style:table-column-properties style:column-width="2.9965in" style:use-optimal-column-width="false"/>
    </style:style>
    <style:style style:name="Table5" style:family="table">
      <style:table-properties style:width="5.99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" style:parent-style-name="Encabezado" style:family="paragraph">
      <style:paragraph-properties style:line-height-at-least="0.1666in"/>
    </style:style>
    <style:style style:name="T11" style:parent-style-name="Fuentedepárrafopredeter." style:family="text">
      <style:text-properties style:font-name="Xunta Sans" fo:language="es" fo:country="ES" style:language-asian="es" style:country-asian="ES"/>
    </style:style>
    <style:style style:name="TableCell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" style:parent-style-name="Encabezado" style:family="paragraph">
      <style:paragraph-properties fo:text-align="end" style:line-height-at-least="0.1666in"/>
    </style:style>
    <style:style style:name="T14" style:parent-style-name="Fuentedepárrafopredeter." style:family="text">
      <style:text-properties style:font-name="Xunta Sans" fo:language="es" fo:country="ES" style:language-asian="es" style:country-asian="ES"/>
    </style:style>
    <style:style style:name="P15" style:parent-style-name="Encabezado" style:family="paragraph">
      <style:text-properties style:font-name="Xunta Sans" fo:font-size="1pt" style:font-size-asian="1pt" style:font-size-complex="1pt"/>
    </style:style>
    <style:style style:name="P16" style:parent-style-name="Piedepágina" style:family="paragraph">
      <style:text-properties fo:color="#0070C0"/>
    </style:style>
    <style:style style:name="P17" style:parent-style-name="Piedepágina" style:family="paragraph">
      <style:text-properties fo:color="#0070C0"/>
    </style:style>
    <style:style style:name="P18" style:parent-style-name="Piedepágina" style:family="paragraph">
      <style:text-properties fo:color="#0070C0"/>
    </style:style>
    <style:style style:name="P19" style:parent-style-name="Piedepágina" style:family="paragraph">
      <style:text-properties fo:color="#0070C0"/>
    </style:style>
    <style:style style:name="P20" style:parent-style-name="Piedepágina" style:family="paragraph">
      <style:text-properties fo:color="#0070C0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Encabezado"><text:span text:style-name="T2"><draw:frame draw:style-name="a0" draw:name="Picture 1" text:anchor-type="as-char" svg:x="0in" svg:y="0in" svg:width="0.3126in" svg:height="0.42717in" style:rel-width="scale" style:rel-height="scale"><draw:image xlink:href="media/image1.jpeg" xlink:type="simple" xlink:show="embed" xlink:actuate="onLoad"/><svg:title/><svg:desc>xunta_de_galicia_escudo</svg:desc></draw:frame></text:span></text:p>
        <text:p text:style-name="P3"/>
      </style:header>
    </style:master-page>
    <style:master-page style:next-style-name="MP0" style:name="MPF0" style:page-layout-name="PL0">
      <style:header>
        <text:p text:style-name="P4"/>
        <table:table table:style-name="Table5">
          <table:table-columns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><text:span text:style-name="T11"><draw:frame draw:style-name="a1" draw:name="Imagen 1" text:anchor-type="as-char" svg:x="0in" svg:y="0in" svg:width="1.51732in" svg:height="0.43346in" style:rel-width="scale" style:rel-height="scale"><draw:image xlink:href="media/image2.jpeg" xlink:type="simple" xlink:show="embed" xlink:actuate="onLoad"/><svg:title/><svg:desc>C:\Users\cpazval\AppData\Local\Microsoft\Windows\INetCache\Content.Word\xunta_de_galicia_marca_principal.jpg</svg:desc></draw:frame></text:span></text:p>
            </table:table-cell>
            <table:table-cell table:style-name="TableCell12">
              <text:p text:style-name="P13"><text:span text:style-name="T14"><draw:frame draw:style-name="a2" draw:name="Imagen 2" text:anchor-type="as-char" svg:x="0in" svg:y="0in" svg:width="1.92638in" svg:height="0.35276in" style:rel-width="scale" style:rel-height="scale"><draw:image xlink:href="media/image3.jpeg" xlink:type="simple" xlink:show="embed" xlink:actuate="onLoad"/><svg:title/><svg:desc>C:\Users\cpazval\AppData\Local\Microsoft\Windows\INetCache\Content.Word\xacobeo21-22-color.jpg</svg:desc></draw:frame></text:span></text:p>
            </table:table-cell>
          </table:table-row>
        </table:table>
        <text:p text:style-name="P15"/>
      </style:header>
      <style:footer>
        <text:p text:style-name="P16">TURISMO DE GALICIA</text:p>
        <text:p text:style-name="P17">VICEPRESIDENCIA PRIMEIRA E<text:s/>CONSELLERÍA DE PRESIDENCIA, XUSTIZA E TURISMO</text:p>
        <text:p text:style-name="P18">Estrada Santiago Noia, km 3 (A Barcia)</text:p>
        <text:p text:style-name="P19">15897 Santiago de Compostela</text:p>
        <text:p text:style-name="P20">turismo.gal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ándido Pazos Valiño</meta:initial-creator>
    <dc:creator>David Méijome Seijas</dc:creator>
    <meta:creation-date>2022-05-27T15:23:00Z</meta:creation-date>
    <dc:date>2022-05-27T16:39:00Z</dc:date>
    <meta:print-date>2021-09-13T08:49:00Z</meta:print-date>
    <meta:template xlink:href="Normal" xlink:type="simple"/>
    <meta:editing-cycles>9</meta:editing-cycles>
    <meta:editing-duration>PT1260S</meta:editing-duration>
    <meta:document-statistic meta:page-count="3" meta:paragraph-count="8" meta:word-count="629" meta:character-count="4086" meta:row-count="28" meta:non-whitespace-character-count="3465"/>
  </office:meta>
</office:document-meta>
</file>